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rdiaUPC" svg:font-family="CordiaUPC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ackground-color="#00ff66"/>
      <style:text-properties fo:color="#000000" style:text-outline="false" style:text-line-through-style="none" style:font-name="CordiaUPC" fo:font-size="26pt" fo:font-style="normal" fo:text-shadow="none" style:text-underline-style="none" fo:font-weight="bold" style:text-underline-mode="continuous" style:text-overline-mode="continuous" style:text-line-through-mode="continuous" style:font-size-asian="26pt" style:language-asian="en" style:country-asian="US" style:font-style-asian="normal" style:font-weight-asian="bold" style:font-name-complex="CordiaUPC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66"/>
      <style:text-properties fo:color="#000000" style:text-outline="false" style:text-line-through-style="none" style:font-name="CordiaUPC" fo:font-size="18pt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name-complex="CordiaUPC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66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name-complex="Tahoma" style:font-size-complex="15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66" fo:wrap-option="wrap"/>
      <style:text-properties fo:color="#00ff66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26pt" style:language-asian="en" style:country-asian="US" style:font-style-asian="normal" style:font-weight-asian="bold" style:font-name-complex="CordiaUPC" style:font-size-complex="14.7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ff66"/>
      <style:text-properties fo:color="#00ff66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แผ่นงาน1" table:style-name="ta1" table:print="false">
        <table:table-column table:style-name="co2" table:default-cell-style-name="ce1"/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table:style-name="Default" office:value-type="float" office:value="777">
            <text:p>777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2">
          <table:table-cell/>
          <table:table-cell table:style-name="ce2" office:value-type="string">
            <text:p>ผู้ผลิตเครื่องชั่ง</text:p>
          </table:table-cell>
          <table:table-cell table:number-columns-repeated="7"/>
        </table:table-row>
        <table:table-row table:style-name="ro3">
          <table:table-cell/>
          <table:table-cell table:style-name="ce3" office:value-type="string">
            <text:p>ผู้ประกอบธุรกิจ : <text:s/>บริษัท ทีเอ็มเอส เอ็นจิเนียริ่ง จำกัด</text:p>
          </table:table-cell>
          <table:table-cell table:number-columns-repeated="6"/>
          <table:table-cell table:style-name="ce7" office:value-type="string">
            <text:p><text:s/>(Z) <text:s/>= อัตราส่วน Emax / (2 x DR)</text:p>
          </table:table-cell>
        </table:table-row>
        <table:table-row table:style-name="ro4">
          <table:table-cell/>
          <table:table-cell table:style-name="ce4" office:value-type="string">
            <text:p>เครื่องชั่งรถยนต์ รุ่น : EXAT_ZM3_T302</text:p>
          </table:table-cell>
          <table:table-cell table:number-columns-repeated="6"/>
          <table:table-cell table:style-name="ce7" office:value-type="string">
            <text:p><text:s/>(Z) <text:s/>= อัตราส่วน Emax / (2</text:p>
          </table:table-cell>
        </table:table-row>
        <table:table-row table:style-name="ro1">
          <table:table-cell/>
          <table:table-cell table:style-name="ce5"/>
          <table:table-cell table:style-name="ce6" table:number-columns-repeated="6"/>
          <table:table-cell/>
        </table:table-row>
      </table:table>
      <table:table table:name="แผ่นงาน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แผ่นงาน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rdiaUPC" svg:font-family="CordiaUPC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หน้า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4">24/08/2025</text:date>, <text:time>10:07:53</text:time></text:p>
        </style:region-right>
      </style:header>
      <style:header-left style:display="false"/>
      <style:footer>
        <text:p>หน้า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5-08-21T14:26:43.54</meta:creation-date>
    <dc:date>2025-08-24T10:07:53.53</dc:date>
    <dc:creator>Sompong Jongmeesuk</dc:creator>
    <meta:editing-duration>PT2H34M44S</meta:editing-duration>
    <meta:editing-cycles>12</meta:editing-cycles>
    <meta:generator>OpenOffice/4.1.15$Win32 OpenOffice.org_project/4115m2$Build-9813</meta:generator>
    <meta:document-statistic meta:table-count="3" meta:cell-count="6" meta:object-count="0"/>
  </office:meta>
</office:document-meta>
</file>